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58e00"/>
    </style:style>
    <style:style style:name="P2" style:family="paragraph" style:parent-style-name="Standard">
      <style:text-properties fo:font-size="16pt" fo:font-weight="bold" officeooo:paragraph-rsid="00158e00" style:font-size-asian="16pt" style:font-weight-asian="bold" style:font-size-complex="16pt" style:font-weight-complex="bold"/>
    </style:style>
    <style:style style:name="P3" style:family="paragraph" style:parent-style-name="Text_20_body">
      <style:text-properties officeooo:paragraph-rsid="00158e00"/>
    </style:style>
    <style:style style:name="P4" style:family="paragraph" style:parent-style-name="Text_20_body">
      <style:text-properties fo:font-size="16pt" fo:font-weight="bold" officeooo:paragraph-rsid="00158e0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doki</text:p>
      <text:p text:style-name="Standard"/>
      <text:p text:style-name="Standard">Widoki to po prostu funkcje w Django</text:p>
      <text:p text:style-name="P4"/>
      <text:p text:style-name="P4">szablon</text:p>
      <text:p text:style-name="Text_20_body">Zastanawiasz się, czym jest szablon?</text:p>
      <text:p text:style-name="Text_20_body">Szablon to plik, którego używamy do prezentacji informacji w zwięzłej formie</text:p>
      <text:p text:style-name="Standard"/>
      <text:h text:style-name="P1" text:outline-level="2"><text:bookmark text:name="co-to-jest-html"/>Co to jest HTML?</text:h>
      <text:p text:style-name="Text_20_body">HTML to prosty kod interpretowany przez Twoją przeglarkę - taką jak Chrome, Firefox czy Safari - w celu wyświetlenia strony dla użytkownika.</text:p>
      <text:p text:style-name="Text_20_body">HTML to skrót od "HyperText Markup Language". <text:span text:style-name="Strong_20_Emphasis">HyperText</text:span> oznacza, że jest to tekst, który wspiera hyperlinki - czyli po prostu linki między stronami. <text:span text:style-name="Strong_20_Emphasis">Markup</text:span> oznacza, że używamy tego kodu w dokumencie, żeby przekazać komuś informacje (w naszym przypadku przeglądarce), jak zinterpretować daną stronę. Kod HTML składa się ze <text:span text:style-name="Strong_20_Emphasis">znaczników </text:span>(tagów), a każdy z nich zaczyna się od <text:span text:style-name="Source_20_Text">&lt;</text:span> i kończy na<text:span text:style-name="Source_20_Text">&gt;</text:span>. Za pomocą znaczników oznaczamy <text:span text:style-name="Strong_20_Emphasis">elementy</text:span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6:50:43.088982620</meta:creation-date>
    <dc:date>2020-11-15T17:01:02.351184903</dc:date>
    <meta:editing-duration>PT10M1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8" meta:word-count="117" meta:character-count="745" meta:non-whitespace-character-count="636"/>
  </office:meta>
</office:document-meta>
</file>